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reater_square_simulation_4" table:style-name="ta1">
        <table:table-column table:style-name="co1" table:number-columns-repeated="100" table:default-cell-style-name="Default"/>
        <table:table-column table:style-name="co2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AX([.A1:.CV1])" office:value-type="float" office:value="128" calcext:value-type="float">
            <text:p>128</text:p>
          </table:table-cell>
        </table:table-row>
        <table:table-row table:style-name="ro1">
          <table:table-cell table:number-columns-repeated="5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2:.CV2])" office:value-type="float" office:value="128" calcext:value-type="float">
            <text:p>128</text:p>
          </table:table-cell>
        </table:table-row>
        <table:table-row table:style-name="ro1">
          <table:table-cell table:number-columns-repeated="5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3:.CV3])" office:value-type="float" office:value="128" calcext:value-type="float">
            <text:p>128</text:p>
          </table:table-cell>
        </table:table-row>
        <table:table-row table:style-name="ro1">
          <table:table-cell table:number-columns-repeated="6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4:.CV4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MAX([.A5:.CV5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MAX([.A6:.CV6])"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7:.CV7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MAX([.A8:.CV8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9:.CV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10:.CV1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11:.CV1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12:.CV12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13:.CV1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14:.CV1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15:.CV1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MAX([.A16:.CV1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17:.CV1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MAX([.A18:.CV1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MAX([.A19:.CV19])" office:value-type="float" office:value="512" calcext:value-type="float">
            <text:p>512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MAX([.A20:.CV20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21:.CV2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22:.CV22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MAX([.A23:.CV2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MAX([.A24:.CV24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25:.CV2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26:.CV26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MAX([.A27:.CV2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MAX([.A28:.CV28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MAX([.A29:.CV2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30:.CV3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MAX([.A31:.CV31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32:.CV32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MAX([.A33:.CV33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34:.CV3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35:.CV3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36:.CV36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MAX([.A37:.CV3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MAX([.A38:.CV3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MAX([.A39:.CV3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40:.CV4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41:.CV4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MAX([.A42:.CV4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table:formula="of:=MAX([.A43:.CV43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MAX([.A44:.CV4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45:.CV4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MAX([.A46:.CV4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47:.CV47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MAX([.A48:.CV48])" office:value-type="float" office:value="256" calcext:value-type="float">
            <text:p>256</text:p>
          </table:table-cell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49:.CV49])" office:value-type="float" office:value="256" calcext:value-type="float">
            <text:p>256</text:p>
          </table:table-cell>
        </table:table-row>
        <table:table-row table:style-name="ro1">
          <table:table-cell table:number-columns-repeated="4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MAX([.A50:.CV50])" office:value-type="float" office:value="512" calcext:value-type="float">
            <text:p>512</text:p>
          </table:table-cell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51:.CV51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MAX([.A52:.CV52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MAX([.A53:.CV53])" office:value-type="float" office:value="512" calcext:value-type="float">
            <text:p>512</text:p>
          </table:table-cell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MAX([.A54:.CV54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55:.CV55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56:.CV56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MAX([.A57:.CV5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58:.CV58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formula="of:=MAX([.A59:.CV5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MAX([.A60:.CV6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MAX([.A61:.CV6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MAX([.A62:.CV6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63:.CV63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MAX([.A64:.CV6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65:.CV65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formula="of:=MAX([.A66:.CV6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MAX([.A67:.CV67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68:.CV6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69:.CV69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70:.CV7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71:.CV71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MAX([.A72:.CV72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73:.CV7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MAX([.A74:.CV7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MAX([.A75:.CV75])" office:value-type="float" office:value="256" calcext:value-type="float">
            <text:p>256</text:p>
          </table:table-cell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76:.CV7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MAX([.A77:.CV7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78:.CV78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MAX([.A79:.CV79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MAX([.A80:.CV8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MAX([.A81:.CV8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82:.CV8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83:.CV83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84:.CV8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MAX([.A85:.CV85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86:.CV86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MAX([.A87:.CV87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MAX([.A88:.CV8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89:.CV89])" office:value-type="float" office:value="256" calcext:value-type="float">
            <text:p>256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MAX([.A90:.CV9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MAX([.A91:.CV91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92:.CV9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MAX([.A93:.CV9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MAX([.A94:.CV94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95:.CV9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MAX([.A96:.CV9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MAX([.A97:.CV9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98:.CV9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MAX([.A99:.CV9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MAX([.A100:.CV10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MAX([.A101:.CV101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102:.CV10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103:.CV103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104:.CV10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105:.CV105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MAX([.A106:.CV10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MAX([.A107:.CV107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MAX([.A108:.CV108])" office:value-type="float" office:value="256" calcext:value-type="float">
            <text:p>256</text:p>
          </table:table-cell>
        </table:table-row>
        <table:table-row table:style-name="ro1"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109:.CV10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110:.CV110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128" calcext:value-type="float">
            <text:p>128</text:p>
          </table:table-cell>
          <table:table-cell table:formula="of:=MAX([.A111:.CV111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MAX([.A112:.CV11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113:.CV113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MAX([.A114:.CV114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MAX([.A115:.CV115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MAX([.A116:.CV116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MAX([.A117:.CV117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118:.CV11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MAX([.A119:.CV119])" office:value-type="float" office:value="256" calcext:value-type="float">
            <text:p>256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120:.CV120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121:.CV12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MAX([.A122:.CV122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MAX([.A123:.CV123])" office:value-type="float" office:value="256" calcext:value-type="float">
            <text:p>256</text:p>
          </table:table-cell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124:.CV12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MAX([.A125:.CV125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126:.CV126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MAX([.A127:.CV12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128:.CV128])"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MAX([.A129:.CV129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130:.CV13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MAX([.A131:.CV13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MAX([.A132:.CV13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MAX([.A133:.CV13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134:.CV134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MAX([.A135:.CV13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MAX([.A136:.CV136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MAX([.A137:.CV13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MAX([.A138:.CV13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139:.CV139])" office:value-type="float" office:value="512" calcext:value-type="float">
            <text:p>512</text:p>
          </table:table-cell>
        </table:table-row>
        <table:table-row table:style-name="ro1"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MAX([.A140:.CV140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MAX([.A141:.CV14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142:.CV14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MAX([.A143:.CV143])" office:value-type="float" office:value="256" calcext:value-type="float">
            <text:p>256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MAX([.A144:.CV144])"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MAX([.A145:.CV145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MAX([.A146:.CV146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MAX([.A147:.CV147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MAX([.A148:.CV148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MAX([.A149:.CV149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MAX([.A150:.CV150])"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1:34:32.193583360</dc:date>
    <meta:editing-duration>PT1M37S</meta:editing-duration>
    <meta:editing-cycles>1</meta:editing-cycles>
    <meta:document-statistic meta:table-count="1" meta:cell-count="15150" meta:object-count="0"/>
    <meta:generator>LibreOffice/5.1.4.2$Linux_X86_64 LibreOffice_project/10m0$Build-2</meta:generator>
  </office:meta>
</office:document-meta>
</file>